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rsid="00177495" officeooo:paragraph-rsid="00177495"/>
    </style:style>
    <style:style style:name="P2" style:family="paragraph" style:parent-style-name="Standard">
      <style:text-properties officeooo:rsid="00177495" officeooo:paragraph-rsid="0018c5fc"/>
    </style:style>
    <style:style style:name="P3" style:family="paragraph" style:parent-style-name="Standard">
      <style:text-properties officeooo:rsid="001a6668" officeooo:paragraph-rsid="001a6668"/>
    </style:style>
    <style:style style:name="P4" style:family="paragraph" style:parent-style-name="Standard">
      <style:text-properties officeooo:rsid="0019c626" officeooo:paragraph-rsid="0019c626"/>
    </style:style>
    <style:style style:name="T1" style:family="text">
      <style:text-properties officeooo:rsid="0018c5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уководство для системного администратора</text:p>
      <text:p text:style-name="P1"/>
      <text:p text:style-name="P2">для корректности работы сервера ну нужна: <text:span text:style-name="T1">apache2</text:span>, <text:span text:style-name="T1">php 7.4.33, утилиту convert.</text:span></text:p>
      <text:p text:style-name="P2"/>
      <text:p text:style-name="P3">apt-get updata</text:p>
      <text:p text:style-name="P3">apt-get install apache2</text:p>
      <text:p text:style-name="P3">apt-get install php7.4</text:p>
      <text:p text:style-name="P3">apt-get install convert</text:p>
      <text:p text:style-name="P2"/>
      <text:p text:style-name="P4">Index.html и fromGet.php поместить /var/www/html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meta:initial-creator>Anton Boyarshinov</meta:initial-creator>
    <meta:creation-date>2008-09-02T15:39:21</meta:creation-date>
    <dc:date>2025-04-04T12:37:38.979984067</dc:date>
    <meta:editing-cycles>4</meta:editing-cycles>
    <meta:editing-duration>PT7M57S</meta:editing-duration>
    <meta:document-statistic meta:table-count="0" meta:image-count="0" meta:object-count="0" meta:page-count="1" meta:paragraph-count="7" meta:word-count="31" meta:character-count="251" meta:non-whitespace-character-count="227"/>
    <meta:user-defined meta:name="Поле 1"/>
    <meta:user-defined meta:name="Поле 2"/>
    <meta:user-defined meta:name="Поле 3"/>
    <meta:user-defined meta:name="Поле 4"/>
  </office:meta>
</office:document-meta>
</file>